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A000000F8F166C639E8B31146.png" manifest:media-type="image/png"/>
  <manifest:file-entry manifest:full-path="Pictures/1000000000000504000000EBABA1DA81EB7A3A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c9a" officeooo:paragraph-rsid="0007cc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</text:p>
      <text:p text:style-name="P1"><draw:frame draw:style-name="fr1" draw:name="Figura1" text:anchor-type="paragraph" svg:width="17cm" svg:height="3.11cm" draw:z-index="0"><draw:image xlink:href="Pictures/1000000000000504000000EBABA1DA81EB7A3AEC.png" xlink:type="simple" xlink:show="embed" xlink:actuate="onLoad"/></draw:frame></text:p>
      <text:p text:style-name="P1"><draw:frame draw:style-name="fr1" draw:name="Figura2" text:anchor-type="paragraph" svg:width="17cm" svg:height="3.351cm" draw:z-index="1"><draw:image xlink:href="Pictures/10000000000004EA000000F8F166C639E8B31146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12:39.667000000</meta:creation-date>
    <dc:date>2018-04-09T09:16:46.254000000</dc:date>
    <meta:editing-duration>PT4M6S</meta:editing-duration>
    <meta:editing-cycles>3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2" meta:non-whitespace-character-count="2"/>
  </office:meta>
</office:document-meta>
</file>